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1in"/>
    </style:style>
    <style:style style:name="co3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1.1236in"/>
    </style:style>
    <style:style style:name="co6" style:family="table-column">
      <style:table-column-properties fo:break-before="auto" style:column-width="1.2264in"/>
    </style:style>
    <style:style style:name="co7" style:family="table-column">
      <style:table-column-properties fo:break-before="auto" style:column-width="1.124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Backlog:</text:p>
          </table:table-cell>
          <table:table-cell table:style-name="ce1" office:value-type="string">
            <text:p>Initial Assessment:</text:p>
          </table:table-cell>
          <table:table-cell table:style-name="ce1" office:value-type="string">
            <text:p>Priority:</text:p>
          </table:table-cell>
          <table:table-cell office:value-type="string">
            <text:p>To Do By</text:p>
          </table:table-cell>
          <table:table-cell office:value-type="string">
            <text:p>Week One</text:p>
          </table:table-cell>
          <table:table-cell office:value-type="string">
            <text:p>Week Two</text:p>
          </table:table-cell>
        </table:table-row>
        <table:table-row table:style-name="ro3">
          <table:table-cell office:value-type="string">
            <text:p><text:s text:c="4"/>Start project backlog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table:style-name="ce1" office:value-type="string">
            <text:p>Sprint 1:</text:p>
          </table:table-cell>
          <table:table-cell table:style-name="ce1" table:formula="of:=SUM([.B2])" office:value-type="float" office:value="3">
            <text:p>3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Walking Skeleto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DONE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Organize database fields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office:value-type="string">
            <text:p>Everyone</text:p>
          </table:table-cell>
          <table:table-cell table:style-name="ce2" office:value-type="percentage" office:value="0.5">
            <text:p>50.00%</text:p>
          </table:table-cell>
          <table:table-cell/>
        </table:table-row>
        <table:table-row table:style-name="ro3">
          <table:table-cell office:value-type="string">
            <text:p><text:s text:c="4"/>Personal List Database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DONE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Start HTML Design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Lee</text:p>
          </table:table-cell>
          <table:table-cell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3">
          <table:table-cell table:style-name="ce1" office:value-type="string">
            <text:p>Sprint 2:</text:p>
          </table:table-cell>
          <table:table-cell table:style-name="ce1" table:formula="of:=SUM([.B4:.B7])" office:value-type="float" office:value="14">
            <text:p>14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Calendar Object design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  <table:table-cell office:value-type="string">
            <text:p>Bill</text:p>
          </table:table-cell>
          <table:table-cell table:number-columns-repeated="2"/>
        </table:table-row>
        <table:table-row table:style-name="ro3">
          <table:table-cell office:value-type="string">
            <text:p><text:s text:c="4"/>HTML Template for Text Windows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Lee</text:p>
          </table:table-cell>
          <table:table-cell table:number-columns-repeated="2"/>
        </table:table-row>
        <table:table-row table:style-name="ro3">
          <table:table-cell office:value-type="string">
            <text:p><text:s text:c="4"/>Display Personal List</text:p>
          </table:table-cell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/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Insert Email Reminder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/>
          <table:table-cell office:value-type="string">
            <text:p>Pushed to Later</text:p>
          </table:table-cell>
          <table:table-cell/>
        </table:table-row>
        <table:table-row table:style-name="ro3">
          <table:table-cell table:style-name="ce1" office:value-type="string">
            <text:p>Sprint 3:</text:p>
          </table:table-cell>
          <table:table-cell table:style-name="ce1" table:formula="of:=SUM([.B9:.B12])" office:value-type="float" office:value="18">
            <text:p>18</text:p>
          </table:table-cell>
          <table:table-cell table:style-name="ce1"/>
          <table:table-cell table:number-columns-repeated="3"/>
        </table:table-row>
        <table:table-row table:style-name="ro4">
          <table:table-cell office:value-type="string">
            <text:p><text:s text:c="4"/>Calendar Object, </text:p>
            <text:p><text:s text:c="4"/>Implemented for All uses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>
            <text:p><text:s text:c="4"/>Administrator Tools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>
            <text:p><text:s text:c="4"/>Member Sign i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Pushed Up</text:p>
          </table:table-cell>
          <table:table-cell/>
        </table:table-row>
        <table:table-row table:style-name="ro4">
          <table:table-cell office:value-type="string">
            <text:p><text:s text:c="4"/>HTML content editable</text:p>
            <text:p><text:s text:c="4"/>Through Website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table:style-name="ce1" office:value-type="string">
            <text:p>Sprint 4</text:p>
          </table:table-cell>
          <table:table-cell table:style-name="ce1" table:formula="of:= SUM([.B14:.B17])" office:value-type="float" office:value="21">
            <text:p>21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Priority Membership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>
            <text:p><text:s text:c="4"/>Administrator Tools Cont.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office:value-type="string">
            <text:p><text:s text:c="4"/>Add Events to Standby Calendar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table:style-name="ce1" office:value-type="string">
            <text:p>Sprint 5:</text:p>
          </table:table-cell>
          <table:table-cell table:style-name="ce1" table:formula="of:=SUM([.B19:.B22])" office:value-type="float" office:value="18">
            <text:p>18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Certifications Available</text:p>
          </table:table-cell>
          <table:table-cell office:value-type="float" office:value="5">
            <text:p>5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table:style-name="ce1" office:value-type="string">
            <text:p>Finished Program:</text:p>
          </table:table-cell>
          <table:table-cell table:style-name="ce1" table:formula="of:=SUM([.B25])" office:value-type="float" office:value="5">
            <text:p>5</text:p>
          </table:table-cell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</meta:initial-creator>
    <meta:creation-date>2013-03-30T11:39:34</meta:creation-date>
    <dc:date>2013-04-12T18:43:07</dc:date>
    <dc:creator>Nicholas </dc:creator>
    <meta:editing-duration>PT13H7M48S</meta:editing-duration>
    <meta:editing-cycles>13</meta:editing-cycles>
    <meta:generator>LibreOffice/3.5$Linux_x86 LibreOffice_project/350m1$Build-2</meta:generator>
    <meta:document-statistic meta:table-count="3" meta:cell-count="92" meta:object-count="0"/>
  </office:meta>
</office:document-meta>
</file>